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helvetica" svg:font-family="helvetica, arial, 'lucida grande', sans-serif"/>
    <style:font-face style:name="sans-serif" svg:font-family="sans-serif"/>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KaiTi" svg:font-family="KaiT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5">
      <style:paragraph-properties style:line-height-at-least="0.1354in" fo:text-align="start" style:justify-single-word="false" fo:widows="1"/>
      <style:text-properties fo:font-variant="normal" fo:text-transform="none" fo:color="#373e4d" style:font-name="Times New Roman" fo:font-size="24pt" fo:letter-spacing="normal" fo:font-style="normal" fo:font-weight="normal" style:font-size-asian="24pt" style:font-size-complex="24pt"/>
    </style:style>
    <style:style style:name="P4" style:family="paragraph" style:parent-style-name="Text_20_body" style:list-style-name="L6">
      <style:paragraph-properties style:line-height-at-least="0.1354in" fo:text-align="center" style:justify-single-word="false" fo:widows="1"/>
      <style:text-properties fo:font-variant="normal" fo:text-transform="none" fo:color="#373e4d" style:font-name="Times New Roman" fo:font-size="14pt" fo:letter-spacing="normal" fo:font-style="normal" fo:font-weight="normal" style:font-size-asian="14pt" style:font-size-complex="14pt"/>
    </style:style>
    <style:style style:name="P5" style:family="paragraph" style:parent-style-name="Text_20_body">
      <style:paragraph-properties style:line-height-at-least="0.1354in" fo:text-align="center" style:justify-single-word="false" fo:widows="1"/>
      <style:text-properties fo:font-variant="normal" fo:text-transform="none" fo:color="#373e4d" style:font-name="Times New Roman" fo:font-size="18pt" fo:letter-spacing="normal" fo:font-style="normal" fo:font-weight="normal" style:font-size-asian="18pt" style:font-size-complex="18pt"/>
    </style:style>
    <style:style style:name="P6" style:family="paragraph" style:parent-style-name="Text_20_body" style:list-style-name="L8">
      <style:paragraph-properties style:line-height-at-least="0.1354in" fo:text-align="center" style:justify-single-word="false" fo:widows="1"/>
      <style:text-properties fo:font-variant="normal" fo:text-transform="none" fo:color="#373e4d" style:font-name="Times New Roman" fo:font-size="18pt" fo:letter-spacing="normal" fo:font-style="normal" fo:font-weight="normal" style:font-size-asian="18pt" style:font-size-complex="18pt"/>
    </style:style>
    <style:style style:name="P7" style:family="paragraph" style:parent-style-name="Text_20_body">
      <style:paragraph-properties style:line-height-at-least="0.1354in" fo:text-align="center" style:justify-single-word="false" fo:widows="1"/>
      <style:text-properties fo:font-variant="normal" fo:text-transform="none" fo:color="#373e4d" style:font-name="Arial" fo:font-size="14pt" fo:letter-spacing="normal" fo:font-style="normal" fo:font-weight="bold" style:font-size-asian="14pt" style:font-weight-asian="bold" style:font-name-complex="Arial" style:font-size-complex="14pt"/>
    </style:style>
    <style:style style:name="P8" style:family="paragraph" style:parent-style-name="Text_20_body" style:list-style-name="L4">
      <style:paragraph-properties fo:text-align="center" style:justify-single-word="false"/>
      <style:text-properties style:font-name="Arial" fo:font-weight="bold" style:font-weight-asian="bold" style:font-name-complex="Arial"/>
    </style:style>
    <style:style style:name="P9" style:family="paragraph" style:parent-style-name="Text_20_body">
      <style:text-properties style:font-name="Times New Roman" fo:font-size="14pt" style:font-size-asian="14pt" style:font-size-complex="14pt"/>
    </style:style>
    <style:style style:name="P10" style:family="paragraph" style:parent-style-name="Text_20_body" style:list-style-name="L9">
      <style:text-properties style:font-name="Times New Roman" fo:font-size="14pt" style:font-size-asian="14pt" style:font-size-complex="14pt"/>
    </style:style>
    <style:style style:name="P11" style:family="paragraph" style:parent-style-name="Text_20_body">
      <style:paragraph-properties fo:margin-left="0in" fo:margin-right="0in" fo:margin-top="0.0626in" fo:margin-bottom="0.0626in" style:line-height-at-least="0.1563in" fo:text-align="start" style:justify-single-word="false" fo:widows="1" fo:text-indent="0in" style:auto-text-indent="false"/>
      <style:text-properties fo:font-variant="normal" fo:text-transform="none" fo:color="#141823" style:font-name="helvetica" fo:font-size="10.5pt" fo:letter-spacing="normal" fo:font-style="normal" fo:font-weight="normal"/>
    </style:style>
    <style:style style:name="P12" style:family="paragraph" style:parent-style-name="Text_20_body">
      <style:paragraph-properties fo:margin-left="0in" fo:margin-right="0in" style:line-height-at-least="0.1354in" fo:text-align="center" style:justify-single-word="false" fo:widows="1" fo:text-indent="0in" style:auto-text-indent="false"/>
      <style:text-properties fo:font-variant="normal" fo:text-transform="none" fo:color="#373e4d" style:font-name="Times New Roman" fo:font-size="12pt" fo:letter-spacing="normal" fo:font-style="normal" fo:font-weight="bold" style:font-size-asian="12pt" style:font-weight-asian="bold" style:font-size-complex="12pt" style:font-weight-complex="bold"/>
    </style:style>
    <style:style style:name="P13" style:family="paragraph" style:parent-style-name="Text_20_body">
      <style:paragraph-properties fo:text-align="justify" style:justify-single-word="false" fo:padding="0.0291in" fo:border-left="none" fo:border-right="none" fo:border-top="none" fo:border-bottom="0.0138in solid #000000" style:join-border="false"/>
    </style:style>
    <style:style style:name="P14" style:family="paragraph" style:parent-style-name="Standard">
      <style:paragraph-properties fo:text-align="center" style:justify-single-word="false"/>
      <style:text-properties fo:font-size="18pt" style:font-size-asian="18pt" style:font-size-complex="18pt"/>
    </style:style>
    <style:style style:name="P15" style:family="paragraph" style:parent-style-name="Standard">
      <style:paragraph-properties fo:text-align="start" style:justify-single-word="false"/>
      <style:text-properties fo:font-size="14pt" style:font-size-asian="14pt" style:font-size-complex="14pt"/>
    </style:style>
    <style:style style:name="P16" style:family="paragraph" style:parent-style-name="Standard">
      <style:paragraph-properties fo:text-align="start" style:justify-single-word="false"/>
    </style:style>
    <style:style style:name="P17" style:family="paragraph" style:parent-style-name="Standard" style:list-style-name="L9">
      <style:paragraph-properties fo:text-align="start" style:justify-single-word="false"/>
    </style:style>
    <style:style style:name="P18" style:family="paragraph" style:parent-style-name="Standard">
      <style:paragraph-properties fo:text-align="start" style:justify-single-word="false"/>
      <style:text-properties fo:font-variant="normal" fo:text-transform="none" fo:color="#141823" style:font-name="helvetica" fo:font-size="10.5pt" fo:letter-spacing="normal" fo:font-style="normal" fo:font-weight="normal" style:font-size-asian="14pt" style:font-size-complex="14pt"/>
    </style:style>
    <style:style style:name="P19" style:family="paragraph" style:parent-style-name="Standard" style:list-style-name="L5">
      <style:paragraph-properties fo:text-align="start" style:justify-single-word="false"/>
      <style:text-properties fo:font-variant="normal" fo:text-transform="none" fo:color="#141823" style:font-name="helvetica" fo:font-size="10.5pt" fo:letter-spacing="normal" fo:font-style="normal" fo:font-weight="normal" style:font-size-asian="14pt" style:font-size-complex="14pt"/>
    </style:style>
    <style:style style:name="P20" style:family="paragraph" style:parent-style-name="Standard" style:list-style-name="L4">
      <style:paragraph-properties fo:text-align="start" style:justify-single-word="false"/>
      <style:text-properties fo:font-variant="normal" fo:text-transform="none" fo:color="#141823" style:font-name="Times New Roman" fo:font-size="14pt" fo:letter-spacing="normal" fo:font-style="normal" fo:font-weight="normal" style:font-size-asian="14pt" style:font-size-complex="14pt"/>
    </style:style>
    <style:style style:name="P21" style:family="paragraph" style:parent-style-name="Standard" style:list-style-name="L3">
      <style:paragraph-properties style:line-height-at-least="0.1354in" fo:text-align="start" style:justify-single-word="false" fo:widows="1"/>
      <style:text-properties fo:font-variant="normal" fo:text-transform="none" fo:color="#373e4d" style:font-name="Times New Roman" fo:font-size="12pt" fo:letter-spacing="normal" fo:font-style="normal" fo:font-weight="normal" style:font-size-asian="12pt" style:font-size-complex="12pt"/>
    </style:style>
    <style:style style:name="P22" style:family="paragraph" style:parent-style-name="Standard">
      <style:paragraph-properties style:line-height-at-least="0.1354in" fo:text-align="center" style:justify-single-word="false" fo:widows="1"/>
      <style:text-properties fo:font-variant="normal" fo:text-transform="none" fo:color="#373e4d" style:font-name="Times New Roman" fo:font-size="20pt" fo:letter-spacing="normal" fo:font-style="normal" fo:font-weight="normal" style:font-size-asian="20pt" style:font-size-complex="20pt"/>
    </style:style>
    <style:style style:name="P23" style:family="paragraph" style:parent-style-name="Standard">
      <style:paragraph-properties style:line-height-at-least="0.1354in" fo:text-align="center" style:justify-single-word="false" fo:widows="1"/>
      <style:text-properties fo:font-variant="normal" fo:text-transform="none" fo:color="#373e4d" style:font-name="Calibri" fo:font-size="11pt" fo:letter-spacing="normal" fo:font-style="normal" fo:font-weight="normal" style:font-name-asian="KaiTi" style:font-size-asian="11pt" style:font-size-complex="11pt"/>
    </style:style>
    <style:style style:name="P24" style:family="paragraph" style:parent-style-name="Standard">
      <style:paragraph-properties style:line-height-at-least="0.1354in" fo:text-align="justify" style:justify-single-word="false" fo:widows="1"/>
      <style:text-properties fo:font-variant="normal" fo:text-transform="none" fo:color="#373e4d" style:font-name="Calibri" fo:font-size="11pt" fo:letter-spacing="normal" fo:font-style="normal" fo:font-weight="normal" style:font-name-asian="KaiTi" style:font-size-asian="11pt" style:font-size-complex="11pt"/>
    </style:style>
    <style:style style:name="P25" style:family="paragraph" style:parent-style-name="Standard">
      <style:paragraph-properties style:line-height-at-least="0.1354in" fo:text-align="start" style:justify-single-word="false" fo:widows="1"/>
      <style:text-properties fo:font-variant="normal" fo:text-transform="none" fo:color="#373e4d" style:font-name="Times New Roman" fo:font-size="14pt" fo:letter-spacing="normal" fo:font-style="normal" fo:font-weight="normal" style:font-size-asian="14pt" style:font-size-complex="14pt"/>
    </style:style>
    <style:style style:name="P26" style:family="paragraph" style:parent-style-name="Standard" style:list-style-name="L4">
      <style:paragraph-properties style:line-height-at-least="0.1354in" fo:text-align="start" style:justify-single-word="false" fo:widows="1"/>
      <style:text-properties fo:font-variant="normal" fo:text-transform="none" fo:color="#373e4d" style:font-name="Times New Roman" fo:font-size="14pt" fo:letter-spacing="normal" fo:font-style="normal" fo:font-weight="normal" style:font-size-asian="14pt" style:font-size-complex="14pt"/>
    </style:style>
    <style:style style:name="P27" style:family="paragraph" style:parent-style-name="Standard">
      <style:paragraph-properties style:line-height-at-least="0.1354in" fo:text-align="center" style:justify-single-word="false" fo:widows="1"/>
      <style:text-properties fo:font-variant="normal" fo:text-transform="none" fo:color="#373e4d" style:font-name="Times New Roman" fo:font-size="14pt" fo:letter-spacing="normal" fo:font-style="normal" fo:font-weight="normal" style:font-size-asian="14pt" style:font-size-complex="14pt"/>
    </style:style>
    <style:style style:name="P28" style:family="paragraph" style:parent-style-name="Standard">
      <style:paragraph-properties style:line-height-at-least="0.1354in" fo:text-align="start" style:justify-single-word="false" fo:widows="1"/>
      <style:text-properties fo:font-variant="normal" fo:text-transform="none" fo:color="#373e4d" style:font-name="Times New Roman" fo:font-size="24pt" fo:letter-spacing="normal" fo:font-style="normal" fo:font-weight="normal" style:font-size-asian="24pt" style:font-size-complex="24pt"/>
    </style:style>
    <style:style style:name="P29" style:family="paragraph" style:parent-style-name="Standard">
      <style:paragraph-properties fo:text-align="start" style:justify-single-word="false"/>
      <style:text-properties fo:font-variant="normal" fo:text-transform="none" fo:color="#373e4d" style:font-name="Times New Roman" fo:font-size="24pt" fo:letter-spacing="normal" fo:font-style="normal" fo:font-weight="normal" style:font-size-asian="24pt" style:font-size-complex="24pt"/>
    </style:style>
    <style:style style:name="P30" style:family="paragraph" style:parent-style-name="Standard">
      <style:paragraph-properties style:line-height-at-least="0.1354in" fo:text-align="center" style:justify-single-word="false" fo:widows="1"/>
      <style:text-properties fo:font-variant="normal" fo:text-transform="none" fo:color="#373e4d" style:font-name="Arial" fo:font-size="14pt" fo:letter-spacing="normal" fo:font-style="normal" fo:font-weight="bold" style:font-size-asian="14pt" style:font-weight-asian="bold" style:font-name-complex="Arial" style:font-size-complex="14pt"/>
    </style:style>
    <style:style style:name="P31" style:family="paragraph" style:parent-style-name="Standard" style:list-style-name="L4">
      <style:paragraph-properties style:line-height-at-least="0.1354in" fo:text-align="center" style:justify-single-word="false" fo:widows="1"/>
      <style:text-properties fo:font-variant="normal" fo:text-transform="none" fo:color="#373e4d" style:font-name="Arial" fo:font-size="14pt" fo:letter-spacing="normal" fo:font-style="normal" fo:font-weight="bold" style:font-size-asian="14pt" style:font-weight-asian="bold" style:font-name-complex="Arial" style:font-size-complex="14pt"/>
    </style:style>
    <style:style style:name="P32" style:family="paragraph" style:parent-style-name="Standard">
      <style:paragraph-properties style:line-height-at-least="0.1354in" fo:text-align="justify" style:justify-single-word="false" fo:widows="1"/>
      <style:text-properties fo:font-variant="normal" fo:text-transform="none" fo:color="#000000" style:font-name="Calibri" fo:font-size="11pt" fo:letter-spacing="normal" fo:font-style="normal" fo:font-weight="normal" style:font-name-asian="KaiTi" style:font-size-asian="11pt" style:font-size-complex="11pt"/>
    </style:style>
    <style:style style:name="P33" style:family="paragraph" style:parent-style-name="Standard" style:list-style-name="WWNum1">
      <style:paragraph-properties style:line-height-at-least="0.1354in" fo:text-align="justify" style:justify-single-word="false" fo:widows="1"/>
      <style:text-properties fo:font-variant="normal" fo:text-transform="none" fo:color="#000000" style:font-name="Calibri" fo:font-size="11pt" fo:letter-spacing="normal" fo:font-style="normal" fo:font-weight="normal" style:font-name-asian="KaiTi" style:font-size-asian="11pt" style:font-size-complex="11pt"/>
    </style:style>
    <style:style style:name="P34" style:family="paragraph" style:parent-style-name="Standard">
      <style:paragraph-properties fo:text-align="center" style:justify-single-word="false"/>
    </style:style>
    <style:style style:name="P35" style:family="paragraph" style:parent-style-name="Standard" style:list-style-name="L1"/>
    <style:style style:name="P36" style:family="paragraph" style:parent-style-name="Standard">
      <style:paragraph-properties fo:text-align="center" style:justify-single-word="false"/>
      <style:text-properties style:font-name="Calibri" fo:font-weight="bold" style:font-weight-asian="bold"/>
    </style:style>
    <style:style style:name="P37" style:family="paragraph" style:parent-style-name="Standard">
      <style:paragraph-properties fo:text-align="center" style:justify-single-word="false"/>
      <style:text-properties style:font-name="Calibri"/>
    </style:style>
    <style:style style:name="P38" style:family="paragraph" style:parent-style-name="Standard">
      <style:paragraph-properties fo:text-align="center" style:justify-single-word="false"/>
      <style:text-properties style:font-name="Calibri" fo:font-size="11pt" style:font-name-asian="KaiTi" style:font-size-asian="11pt" style:font-size-complex="11pt"/>
    </style:style>
    <style:style style:name="P39" style:family="paragraph" style:parent-style-name="Standard" style:list-style-name="L3">
      <style:paragraph-properties style:line-height-at-least="0.1354in" fo:text-align="start" style:justify-single-word="false" fo:widows="1"/>
      <style:text-properties style:font-name="Times New Roman" fo:font-size="12pt" style:font-size-asian="12pt" style:font-size-complex="12pt"/>
    </style:style>
    <style:style style:name="P40" style:family="paragraph" style:parent-style-name="Standard">
      <style:text-properties fo:color="#000000" style:font-name="Calibri" fo:font-size="11pt" style:font-size-asian="11pt" style:font-size-complex="11pt"/>
    </style:style>
    <style:style style:name="P41" style:family="paragraph" style:parent-style-name="Standard" style:list-style-name="WWNum1">
      <style:paragraph-properties fo:text-align="justify" style:justify-single-word="false"/>
      <style:text-properties fo:color="#000000" style:font-name="Calibri" fo:font-size="11pt" style:font-size-asian="11pt" style:font-size-complex="11pt"/>
    </style:style>
    <style:style style:name="P42" style:family="paragraph" style:parent-style-name="Standard" style:list-style-name="WWNum1">
      <style:paragraph-properties fo:text-align="justify" style:justify-single-word="false"/>
    </style:style>
    <style:style style:name="P43" style:family="paragraph" style:parent-style-name="Standard" style:list-style-name="L4">
      <style:paragraph-properties fo:text-align="start" style:justify-single-word="false"/>
      <style:text-properties style:font-name="Times New Roman" fo:font-size="14pt" style:font-size-asian="14pt" style:font-size-complex="14pt"/>
    </style:style>
    <style:style style:name="P44" style:family="paragraph" style:parent-style-name="Standard" style:list-style-name="L9">
      <style:paragraph-properties fo:text-align="start" style:justify-single-word="false"/>
      <style:text-properties style:font-name="Times New Roman" fo:font-size="14pt" style:font-size-asian="14pt" style:font-size-complex="14pt"/>
    </style:style>
    <style:style style:name="P45" style:family="paragraph" style:parent-style-name="Standard">
      <style:paragraph-properties style:line-height-at-least="0.1354in" fo:text-align="start" style:justify-single-word="false" fo:widows="1"/>
    </style:style>
    <style:style style:name="P46" style:family="paragraph" style:parent-style-name="Standard">
      <style:paragraph-properties style:line-height-at-least="0.1354in" fo:text-align="center" style:justify-single-word="false" fo:widows="1"/>
    </style:style>
    <style:style style:name="P47" style:family="paragraph" style:parent-style-name="Standard">
      <style:paragraph-properties fo:text-align="center" style:justify-single-word="false"/>
      <style:text-properties style:font-name="Arial" fo:font-weight="bold" style:font-weight-asian="bold" style:font-name-complex="Arial"/>
    </style:style>
    <style:style style:name="P48" style:family="paragraph" style:parent-style-name="Standard" style:list-style-name="L4">
      <style:paragraph-properties fo:text-align="center" style:justify-single-word="false"/>
      <style:text-properties style:font-name="Arial" fo:font-weight="bold" style:font-weight-asian="bold" style:font-name-complex="Arial"/>
    </style:style>
    <style:style style:name="P49" style:family="paragraph" style:parent-style-name="Standard">
      <style:paragraph-properties fo:margin-left="0in" fo:margin-right="0in" style:line-height-at-least="0.1354in" fo:text-align="center" style:justify-single-word="false" fo:widows="1" fo:text-indent="0in" style:auto-text-indent="false"/>
      <style:text-properties fo:font-variant="normal" fo:text-transform="none" fo:color="#373e4d" style:font-name="Times New Roman" fo:font-size="12pt" fo:letter-spacing="normal" fo:font-style="normal" fo:font-weight="bold" style:font-size-asian="12pt" style:font-weight-asian="bold" style:font-size-complex="12pt" style:font-weight-complex="bold"/>
    </style:style>
    <style:style style:name="P50" style:family="paragraph" style:parent-style-name="Standard">
      <style:paragraph-properties fo:margin-left="0in" fo:margin-right="0in" style:line-height-at-least="0.1354in" fo:text-align="start" style:justify-single-word="false" fo:widows="1" fo:text-indent="0in" style:auto-text-indent="false"/>
      <style:text-properties fo:font-variant="normal" fo:text-transform="none" fo:color="#373e4d" style:font-name="Times New Roman" fo:font-size="12pt" fo:letter-spacing="normal" fo:font-style="normal" fo:font-weight="normal" style:font-size-asian="12pt" style:font-size-complex="12pt"/>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fo:font-variant="normal" fo:text-transform="none" fo:color="#141823" style:font-name="helvetica" fo:font-size="10.5pt" fo:letter-spacing="normal" fo:font-style="normal" fo:font-weight="normal" style:font-size-asian="14pt" style:font-size-complex="14pt"/>
    </style:style>
    <style:style style:name="T4" style:family="text">
      <style:text-properties fo:font-variant="normal" fo:text-transform="none" fo:color="#141823" style:font-name="helvetica" fo:font-size="14pt" fo:letter-spacing="normal" fo:font-style="normal" fo:font-weight="normal" style:font-size-asian="14pt" style:font-size-complex="14pt"/>
    </style:style>
    <style:style style:name="T5" style:family="text">
      <style:text-properties fo:font-variant="normal" fo:text-transform="none" fo:color="#141823" style:font-name="helvetica" fo:font-size="14pt" fo:letter-spacing="normal" fo:font-style="normal" style:font-size-asian="14pt" style:font-size-complex="14pt"/>
    </style:style>
    <style:style style:name="T6" style:family="text">
      <style:text-properties fo:font-variant="normal" fo:text-transform="none" fo:color="#141823" style:font-name="helvetica" fo:letter-spacing="normal" fo:font-style="normal" fo:font-weight="normal"/>
    </style:style>
    <style:style style:name="T7" style:family="text">
      <style:text-properties fo:font-variant="normal" fo:text-transform="none" fo:color="#141823" style:font-name="Arial" fo:font-size="14pt" fo:letter-spacing="normal" fo:font-style="normal" fo:font-weight="bold" style:font-size-asian="14pt" style:font-weight-asian="bold" style:font-name-complex="Arial" style:font-size-complex="14pt"/>
    </style:style>
    <style:style style:name="T8" style:family="text">
      <style:text-properties fo:font-variant="normal" fo:text-transform="none" fo:color="#141823" style:font-name="Times New Roman" fo:font-size="14pt" fo:letter-spacing="normal" fo:font-style="normal" style:font-size-asian="14pt" style:font-size-complex="14pt"/>
    </style:style>
    <style:style style:name="T9" style:family="text">
      <style:text-properties fo:font-variant="normal" fo:text-transform="none" fo:color="#141823" style:font-name="Times New Roman" fo:font-size="24pt" fo:letter-spacing="normal" fo:font-style="normal" fo:font-weight="bold" style:font-size-asian="24pt" style:font-size-complex="24pt"/>
    </style:style>
    <style:style style:name="T10" style:family="text">
      <style:text-properties fo:font-variant="normal" fo:text-transform="none" fo:color="#373e4d" fo:letter-spacing="normal" fo:font-style="normal" fo:font-weight="normal"/>
    </style:style>
    <style:style style:name="T11" style:family="text">
      <style:text-properties fo:font-variant="normal" fo:text-transform="none" fo:color="#373e4d" style:font-name="Times New Roman" fo:font-size="12pt" fo:letter-spacing="normal" fo:font-style="normal" fo:font-weight="bold" style:font-size-asian="12pt" style:font-weight-asian="bold" style:font-size-complex="12pt" style:font-weight-complex="bold"/>
    </style:style>
    <style:style style:name="T12" style:family="text">
      <style:text-properties fo:font-size="18pt" style:font-size-asian="18pt" style:font-size-complex="18pt"/>
    </style:style>
    <style:style style:name="T13" style:family="text">
      <style:text-properties fo:color="#000000"/>
    </style:style>
    <style:style style:name="T14" style:family="text">
      <style:text-properties fo:color="#000000" style:font-name="Calibri" fo:font-size="14pt" style:font-size-asian="14pt" style:font-size-complex="14pt"/>
    </style:style>
    <style:style style:name="T15" style:family="text">
      <style:text-properties fo:color="#000000" style:font-name="Calibri" fo:font-size="14pt" fo:font-weight="bold" style:font-size-asian="14pt" style:font-weight-asian="bold" style:font-size-complex="14pt"/>
    </style:style>
    <style:style style:name="T16" style:family="text">
      <style:text-properties fo:color="#000000" style:font-name="Calibri" fo:font-size="11pt" style:font-name-asian="KaiTi" style:font-size-asian="11pt" style:font-size-complex="11pt"/>
    </style:style>
    <style:style style:name="T17" style:family="text">
      <style:text-properties fo:color="#000000" style:font-name="Calibri" fo:font-size="11pt" style:font-size-asian="11pt" style:font-size-complex="11pt"/>
    </style:style>
    <style:style style:name="T18" style:family="text">
      <style:text-properties fo:color="#000000" style:font-name="helvetica" fo:font-size="14pt" style:font-size-asian="14pt" style:font-size-complex="14pt"/>
    </style:style>
    <style:style style:name="T19" style:family="text">
      <style:text-properties fo:color="#000000" fo:font-weight="bold" style:font-weight-asian="bold"/>
    </style:style>
    <style:style style:name="T20" style:family="text">
      <style:text-properties fo:color="#000000" style:text-underline-style="solid" style:text-underline-width="auto" style:text-underline-color="font-color"/>
    </style:style>
    <style:style style:name="T21" style:family="text">
      <style:text-properties style:font-name="Calibri" fo:font-size="14pt" fo:font-weight="bold" style:font-size-asian="14pt" style:font-weight-asian="bold" style:font-size-complex="14pt"/>
    </style:style>
    <style:style style:name="T22" style:family="text">
      <style:text-properties style:font-name="Calibri" fo:font-size="11pt" style:font-name-asian="KaiTi" style:font-size-asian="11pt" style:font-size-complex="11pt"/>
    </style:style>
    <style:style style:name="T23" style:family="text">
      <style:text-properties fo:color="#141823"/>
    </style:style>
    <style:style style:name="T24" style:family="text">
      <style:text-properties fo:color="#141823" style:font-name="helvetica"/>
    </style:style>
    <style:style style:name="T25" style:family="text">
      <style:text-properties fo:color="#141823" style:font-name="helvetica" fo:font-size="14pt" style:font-size-asian="14pt" style:font-size-complex="14pt"/>
    </style:style>
    <style:style style:name="T26" style:family="text">
      <style:text-properties fo:color="#141823" fo:font-size="14pt" style:font-size-asian="14pt" style:font-size-complex="14pt"/>
    </style:style>
    <style:style style:name="T27" style:family="text">
      <style:text-properties fo:color="#141823" fo:font-size="14pt" fo:font-weight="bold"/>
    </style:style>
    <style:style style:name="T28" style:family="text">
      <style:text-properties fo:color="#141823" style:font-name="Arial" fo:font-weight="bold" style:font-weight-asian="bold" style:font-name-complex="Arial"/>
    </style:style>
    <style:style style:name="T29" style:family="text">
      <style:text-properties fo:color="#141823" fo:font-weight="bold"/>
    </style:style>
    <style:style style:name="T30" style:family="text">
      <style:text-properties fo:color="#141823" fo:font-weight="bold" style:font-weight-asian="bold"/>
    </style:style>
    <style:style style:name="T31" style:family="text">
      <style:text-properties fo:color="#141823" style:font-name="Calibri" fo:font-size="14pt" fo:font-weight="bold" style:font-size-asian="14pt" style:font-weight-asian="bold" style:font-size-complex="14pt"/>
    </style:style>
    <style:style style:name="T32" style:family="text">
      <style:text-properties fo:font-style="normal" style:text-underline-style="none" style:font-style-asian="normal" style:font-style-complex="normal"/>
    </style:style>
    <style:style style:name="T33" style:family="text">
      <style:text-properties style:text-underline-style="none" style:font-style-asian="normal" style:font-style-complex="normal"/>
    </style:style>
    <style:style style:name="T34" style:family="text">
      <style:text-properties style:text-underline-style="solid" style:text-underline-width="auto" style:text-underline-color="font-color"/>
    </style:style>
    <style:style style:name="T35" style:family="text">
      <style:text-properties style:font-name="Times New Roman" fo:font-size="14pt"/>
    </style:style>
    <style:style style:name="T36" style:family="text">
      <style:text-properties style:font-name="Times New Roman" fo:font-size="14pt" style:font-size-asian="14pt" style:font-size-complex="14pt"/>
    </style:style>
    <style:style style:name="T37" style:family="text">
      <style:text-properties fo:font-size="15pt" fo:font-weight="bold" style:font-size-asian="15pt" style:font-weight-asian="bold" style:font-size-complex="15pt"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Private Trust </text:p>
      <text:p text:style-name="P14">Recovery Templates #1</text:p>
      <text:p text:style-name="P15"/>
      <text:p text:style-name="P15"/>
      <text:p text:style-name="P15"><text:s text:c="7"/>It is time to take back your identity and your opportunity to thrive. </text:p>
      <text:p text:style-name="P16"><text:span text:style-name="T2"/></text:p>
      <text:p text:style-name="P16"><text:span text:style-name="T2"><text:s text:c="2"/></text:span><text:span text:style-name="T3"><text:s/>NOTICE: Your presenter is not a lawyer and may or may not know what is being presented. Presentation is for information purposes and is void where prohibited by law.</text:span></text:p>
      <text:p text:style-name="P11">One is advised to proceed at one’s own risk, no liability is assumed by presentation.</text:p>
      <text:p text:style-name="P18"><text:span text:style-name="T1">THIS IS A SERIOUS UNDERTAKING NOT TO BE TAKEN LIGHTLY. <text:s/>BEWARE.</text:span></text:p>
      <text:p text:style-name="P18"><text:span text:style-name="T1">BE SELF RESPONSABLE .</text:span></text:p>
      <text:p text:style-name="P18"><text:span text:style-name="T1"/></text:p>
      <text:p text:style-name="P18"><text:span text:style-name="T1"/></text:p>
      <text:p text:style-name="P18"><text:span text:style-name="T1"><text:s text:c="3"/>We are gathering together to file individually the same Cover Letter and same principle of demanding Non-Violation of Free Will. It is time for all Spiritually Mature to stand in Creator's Will and demand our right to exercise Spiritual Maturity for the sake of Earth &amp; Humanity. The Trustees of the feduciary trusts of Cestui Qui have self appointed themselves as the stewards of modern civilization, it is time to hold them accountable in these roles.....</text:span></text:p>
      <text:p text:style-name="P18"><text:span text:style-name="T1"/></text:p>
      <text:p text:style-name="P16"><text:span text:style-name="T4"><text:s text:c="4"/>“</text:span><text:span text:style-name="T1">Conquer anger by non-anger. Conquer evil by good. Conquer miserliness by liberality. Conquer a liar by truthfulness.” (Dhammapada, v. 233) </text:span></text:p>
      <text:p text:style-name="P16"><text:span text:style-name="T4"/></text:p>
      <text:p text:style-name="P16"><text:span text:style-name="T4"><text:s text:c="2"/>*****************************************************************************************</text:span></text:p>
      <text:p text:style-name="P16"><text:span text:style-name="T4"/></text:p>
      <text:p text:style-name="P16"><text:span text:style-name="T4"><text:s text:c="3"/>We Living Men/Living Women , under the Universal Mandates of Free Will &amp; Spiritual Maturity (being competant in Mind-Body-Soul studies) are gathering to make OUR FREE WILL known and we refuse to play the endless games depriving us of our energy,our community projects,our ability to educate &amp; effect positive change on our communities and Earth without hindrances. </text:span></text:p>
      <text:p text:style-name="P16"><text:span text:style-name="T4"/></text:p>
      <text:p text:style-name="P16"><text:span text:style-name="T4"><text:s text:c="2"/>We are putting forth these templates in common sense &amp; as a Peaceful way to notice sufficiently <text:s/>the world's leadership public structures so that they have no excuse EXCEPT criminal excuses to which they then have stepped over,crossed over &amp; are in absolute default of Cosmic Law. </text:span></text:p>
      <text:p text:style-name="P16"><text:span text:style-name="T4"/></text:p>
      <text:p text:style-name="P34"><text:span text:style-name="T4">It is Time to create Heaven on Earth! Be Blessed! </text:span></text:p>
      <text:p text:style-name="P18"><text:span text:style-name="T1"><text:s/></text:span></text:p>
      <text:p text:style-name="P18"><text:span text:style-name="T1">See some beginning necessary steps that we are suggesting below.</text:span></text:p>
      <text:p text:style-name="P18"><text:span text:style-name="T1"/></text:p>
      <text:p text:style-name="P18"><text:soft-page-break/><text:span text:style-name="T1"><text:s text:c="44"/>INSTRUCTIONS:</text:span></text:p>
      <text:p text:style-name="P18"><text:span text:style-name="T1"/></text:p>
      <text:list xml:id="list8927927476816379491" text:style-name="L4">
        <text:list-item>
          <text:p text:style-name="P20">Make Color Copies of YOUR state certified copies of Certificate of Live Birth OR BIRTH CERTIFICATE (on bond paper) (at least 2 copies) to claim your trust on private side. <text:s/>(see Private Trust vs Public Trust video clip) <text:s text:c="3"/><text:a xlink:type="simple" xlink:href="https://www.youtube.com/watch?v=Fp-mnivAPTM">https://www.youtube.com/watch?v=Fp-mnivAPTM</text:a> <text:s/></text:p>
        </text:list-item>
        <text:list-item>
          <text:p text:style-name="P20">You will write in RED INK ONLY : </text:p>
          <text:p text:style-name="P43">and write “For Administrative Use Only” in red on the face of these copies and then on the back you write (also in red) “I certify as Document Holder that this is a true and correct copy of the Birth Certificate and <text:s/>(if it is authenticated already-add word of)Authentication ...on file..” — Signed Upper</text:p>
          <text:p text:style-name="P26"><text:span text:style-name="Strong_20_Emphasis"><text:span text:style-name="T23">and Lower Case, First-Middle: Last all rights reserved, and sealed on the Signature with your thumbprint, also in RED INK.</text:span></text:span></text:p>
        </text:list-item>
        <text:list-item>
          <text:p text:style-name="P26"><text:span text:style-name="Strong_20_Emphasis"><text:span text:style-name="T23">Print out Affidavit (below) (at least 2 copies) Please add in correct info's at the parenthesis READ CAREFULLY- Sign in BLUE INK and put RED INK THUMB PRINT on your signature and EITHER get witnessed (2 people) or get notarized.</text:span></text:span></text:p>
        </text:list-item>
        <text:list-item>
          <text:p text:style-name="P26"><text:span text:style-name="Strong_20_Emphasis"><text:span text:style-name="T23">Print out W8 BEN - IRS tax form for Non-Resident Tax Exemption – (at least 2 copies) Read instruction sheets &amp; look at samples to be VERY careful how to fill out this trick form !!!</text:span></text:span><text:a xlink:type="simple" xlink:href="http://famguardian.org/taxfreedom/Forms/IRS/IRSFormW8BENAmendeds.pdf"><text:span text:style-name="Strong_20_Emphasis">http://famguardian.org/taxfreedom/Forms/IRS/IRSFormW8BENAmendeds.pdf</text:span></text:a><text:span text:style-name="Strong_20_Emphasis"><text:span text:style-name="T23"> <text:s text:c="2"/>PLS read following links to avoid tricks/traps!! </text:span></text:span><text:a xlink:type="simple" xlink:href="http://sedm.org/Forms/04-Tax/2-Withholding/W-8BEN/AboutIRSFormW-8BEN.htm"><text:span text:style-name="Strong_20_Emphasis">http://sedm.org/Forms/04-Tax/2-Withholding/W-8BEN/AboutIRSFormW-8BEN.htm</text:span></text:a><text:span text:style-name="Strong_20_Emphasis"><text:span text:style-name="T23"> </text:span></text:span></text:p>
          <text:p text:style-name="P26"><text:span text:style-name="Strong_20_Emphasis"><text:span text:style-name="T23"><text:s/>as well as : <text:s/></text:span></text:span><text:a xlink:type="simple" xlink:href="http://sedm.org/Forms/04-Tax/2-Withholding/W-8BEN/AboutIRSFormW-8BEN.htm#5.__Traps_to_Avoid_on_This_Deceptive_Form-WATCH_OUT"><text:span text:style-name="Strong_20_Emphasis">http://sedm.org/Forms/04-Tax/2-Withholding/W-8BEN/AboutIRSFormW-8BEN.htm#5.__Traps_to_Avoid_on_This_Deceptive_Form-WATCH_OUT</text:span></text:a><text:span text:style-name="Strong_20_Emphasis"><text:span text:style-name="T23">! </text:span></text:span></text:p>
        </text:list-item>
        <text:list-item>
          <text:p text:style-name="P26"><text:span text:style-name="Strong_20_Emphasis"><text:span text:style-name="T23">Print out Cover Sheet <text:s/>(at least 2 copies) Sign in BLUE INK with RED INK thumbprint over your signature. Get this witnessed OR notarized . </text:span></text:span></text:p>
        </text:list-item>
        <text:list-item>
          <text:p text:style-name="P26"><text:span text:style-name="Strong_20_Emphasis"><text:span text:style-name="T23">You should now have 2 sets of <text:s/>4 documents (original -even though birth cert is a copy, your statements,signature &amp; thumbprint seal now make it an original for this action).</text:span></text:span></text:p>
          <text:p text:style-name="P26"><text:span text:style-name="Strong_20_Emphasis"><text:span text:style-name="T23"/></text:span></text:p>
          <text:p text:style-name="P26"><text:span text:style-name="Strong_20_Emphasis"><text:span text:style-name="T23"><text:s/>Once witnessed OR notarized, make 10 color copy sets. (the signatures &amp; thumbprints are important&amp; must show up.) Write Across top COPIES cover sheet <text:s/>the following : </text:span></text:span></text:p>
          <text:p text:style-name="P26"><text:span text:style-name="Strong_20_Emphasis"><text:span text:style-name="T23"><text:s text:c="17"/>write “ True Copy For Filing &amp;Administrative Use Only” </text:span></text:span></text:p>
          <text:p text:style-name="P26"><text:span text:style-name="Strong_20_Emphasis"><text:span text:style-name="T23"><text:s text:c="45"/>in red ink</text:span></text:span></text:p>
          <text:p text:style-name="P26"><text:span text:style-name="Strong_20_Emphasis"><text:span text:style-name="T23">Divide papers accordingly: </text:span></text:span></text:p>
          <text:p text:style-name="P26"><text:span text:style-name="Strong_20_Emphasis"><text:span text:style-name="T23">1 original is for YOU</text:span></text:span></text:p>
          <text:p text:style-name="P26"><text:span text:style-name="Strong_20_Emphasis"><text:span text:style-name="T23">1 original is to be filed with birth state Registrar</text:span></text:span></text:p>
          <text:p text:style-name="P26"><text:span text:style-name="Strong_20_Emphasis"><text:span text:style-name="T23"/></text:span></text:p>
          <text:p text:style-name="P26"><text:soft-page-break/><text:span text:style-name="Strong_20_Emphasis"><text:span text:style-name="T23"/></text:span></text:p>
          <text:p text:style-name="P26"><text:span text:style-name="Strong_20_Emphasis"><text:span text:style-name="T23"/></text:span></text:p>
          <text:p text:style-name="P26"><text:span text:style-name="Strong_20_Emphasis"><text:span text:style-name="T23">1 COPY is sent to each of following: Birth State SoS , Domicile SoS,Domicile Gov ,DC SoS, IRS Commissioner, DC Sec of Treas, Post Master General, UPU offices <text:s/>(2 copies are spares)</text:span></text:span></text:p>
          <text:p text:style-name="P26"><text:span text:style-name="Strong_20_Emphasis"><text:span text:style-name="T23"><text:s/></text:span></text:span><text:a xlink:type="simple" xlink:href="https://www.uslegalization.com/states.html"><text:span text:style-name="Strong_20_Emphasis">https://www.uslegalization.com/states.html</text:span></text:a><text:span text:style-name="Strong_20_Emphasis"><text:span text:style-name="T23"> <text:s/>(list of SoS's addresses)</text:span></text:span></text:p>
        </text:list-item>
      </text:list>
      <text:p text:style-name="P47"/>
      <text:list xml:id="list43415266" text:continue-numbering="true" text:style-name="L4">
        <text:list-header>
          <text:p text:style-name="P48">Department of the Treasury</text:p>
          <text:p text:style-name="P48">Jacob Lew</text:p>
        </text:list-header>
      </text:list>
      <text:p text:style-name="P47">1500 Pennsylvania Avenue,NW</text:p>
      <text:p text:style-name="P47">Washington, DC 20220</text:p>
      <text:p text:style-name="P47"/>
      <text:list xml:id="list43399654" text:continue-numbering="true" text:style-name="L4">
        <text:list-header>
          <text:p text:style-name="P48"/>
          <text:p text:style-name="P48">Office of Associate Chief Council of International Affairs</text:p>
          <text:p text:style-name="P8">William J. Wilkins, Chief CounseI</text:p>
          <text:p text:style-name="P8">IRS </text:p>
          <text:p text:style-name="P48">1111 Constitution Avenue N.W.</text:p>
          <text:p text:style-name="P31"><text:span text:style-name="Strong_20_Emphasis"><text:span text:style-name="T30">Wash. D.C. 20224</text:span></text:span></text:p>
        </text:list-header>
      </text:list>
      <text:p text:style-name="P30"><text:span text:style-name="Strong_20_Emphasis"><text:span text:style-name="T28"/></text:span></text:p>
      <text:p text:style-name="P30"><text:span text:style-name="Strong_20_Emphasis"><text:span text:style-name="T28"/></text:span></text:p>
      <text:p text:style-name="P30"><text:span text:style-name="Strong_20_Emphasis"><text:span text:style-name="T30">Postmaster General,</text:span></text:span></text:p>
      <text:p text:style-name="P46"><text:span text:style-name="Strong_20_Emphasis"><text:span text:style-name="T7"><text:s/></text:span></text:span><text:span text:style-name="Strong_20_Emphasis"><text:span text:style-name="T30">Megan J.  Brennan</text:span></text:span></text:p>
      <text:p text:style-name="P30"><text:span text:style-name="Strong_20_Emphasis"><text:span text:style-name="T30">United States Postal Service,</text:span></text:span></text:p>
      <text:p text:style-name="P30"><text:span text:style-name="Strong_20_Emphasis"><text:span text:style-name="T30"><text:s/>475 L’Enfant Plaza SW, </text:span></text:span></text:p>
      <text:p text:style-name="P30"><text:span text:style-name="Strong_20_Emphasis"><text:span text:style-name="T30">Washington DC 20260-0010</text:span></text:span></text:p>
      <text:p text:style-name="P30"><text:span text:style-name="Strong_20_Emphasis"><text:span text:style-name="T30"/></text:span></text:p>
      <text:p text:style-name="P7"><text:span text:style-name="Strong_20_Emphasis"><text:span text:style-name="T30"/></text:span></text:p>
      <text:p text:style-name="P7"><text:span text:style-name="Strong_20_Emphasis"><text:span text:style-name="T30">Universal Postal Union<text:line-break/>International Bureau</text:span></text:span></text:p>
      <text:p text:style-name="P7"><text:span text:style-name="Strong_20_Emphasis"><text:span text:style-name="T30">Bishar Abdirahman Hussein <text:line-break/>P.O. Box 312<text:line-break/>3000 BERNE 15<text:line-break/>SWITZERLAND</text:span></text:span></text:p>
      <text:p text:style-name="P30"><text:span text:style-name="Strong_20_Emphasis"><text:span text:style-name="T30"/></text:span></text:p>
      <text:p text:style-name="P30"><text:span text:style-name="Strong_20_Emphasis"><text:span text:style-name="T28"/></text:span></text:p>
      <text:p text:style-name="P16"><text:span text:style-name="T2"><text:s text:c="14"/></text:span></text:p>
      <text:p text:style-name="P18"><text:span text:style-name="T1"><text:s text:c="3"/></text:span></text:p>
      <text:list xml:id="list637275211625831737" text:style-name="L5">
        <text:list-item>
          <text:p text:style-name="P19"><text:span text:style-name="T1">Send the 1 ORIGINAL SET to your State Registrar by Registered Mail &amp; insure for <text:s/>$25,000 with green signature card &amp; return receipt, this ensures they sign for it &amp; return it or pay the insurance losses as well as most importantly, puts this UNDER Post Master General &amp; UPU Jurisdictions!!!</text:span></text:p>
          <text:p text:style-name="P19"><text:soft-page-break/><text:span text:style-name="T1">IMPORTANT!!! </text:span></text:p>
          <text:p text:style-name="P19"><text:span text:style-name="T1"><text:s/>All hard mailed envelopes MUST use actual stamps, NOT the blotter sticker with postage amounts!!!! (mail fraud)</text:span></text:p>
          <text:p text:style-name="P19"><text:span text:style-name="T1">IMPORTANT!!!</text:span></text:p>
          <text:p text:style-name="P19"><text:span text:style-name="T1">Make RETURN ENVELOPE with a new REGISTERED MAIL,insured for $25,ooo ,return receipt green signature card to get your FILED papers back from State Registrar!!! <text:s/></text:span></text:p>
          <text:p text:style-name="P19"><text:span text:style-name="T1"/></text:p>
          <text:p text:style-name="P19"><text:span text:style-name="T1">For the other hardmailed, CC'd packages,these will go out certified mail or express mail to be SIGNED FOR (please use real STAMPS to keep under UPU jurisdiction!!! Send a prepaid (stamps only) certified or express mail envelope with package to return their STAMPED &amp; SIGNED Reply Sheet to you. This is to VERIFY they have updated your Private Trust Status in their records. </text:span></text:p>
        </text:list-item>
        <text:list-item>
          <text:p text:style-name="P19"><text:span text:style-name="T1">SECURED PARTY CREDITOR filings,please ask Kelly or Sara for templates &amp; UCC links..... For those that want to dive in on their own, info is found in Redemption Manual 4.5 pdf </text:span><text:span text:style-name="Strong_20_Emphasis"><text:span text:style-name="T35"><text:s/>(For free pdf) </text:span></text:span></text:p>
          <text:p text:style-name="P3"><text:a xlink:type="simple" xlink:href="http://www.4shared.com/document/kr4LnrAe/Redemption_Manual_45_Edition__.html"><text:span text:style-name="Strong_20_Emphasis">http://www.4shared.com/document/kr4LnrAe/Redemption_Manual_45_Edition__.html</text:span></text:a><text:span text:style-name="Strong_20_Emphasis"><text:span text:style-name="T26"> <text:s/></text:span></text:span></text:p>
          <text:p text:style-name="P3"><text:span text:style-name="Strong_20_Emphasis"><text:span text:style-name="T26">(There is a Redemption Manual 5.0 available at a cost <text:s/>as well as other supplies)</text:span></text:span></text:p>
        </text:list-item>
      </text:list>
      <text:p text:style-name="P29"><text:span text:style-name="Strong_20_Emphasis"><text:span text:style-name="T26"><text:s text:c="18"/></text:span></text:span><text:a xlink:type="simple" xlink:href="http://makefreedom.com/product-category/study-material/"><text:span text:style-name="Strong_20_Emphasis">http://makefreedom.com/product-category/study-material/</text:span></text:a><text:span text:style-name="Strong_20_Emphasis"><text:span text:style-name="T26"> </text:span></text:span></text:p>
      <text:p text:style-name="P29"><text:span text:style-name="Strong_20_Emphasis"><text:span text:style-name="T26"/></text:span></text:p>
      <text:p text:style-name="P29"><text:span text:style-name="Strong_20_Emphasis"><text:span text:style-name="T26"><text:s text:c="5"/>9. **************Important********************</text:span></text:span></text:p>
      <text:p text:style-name="P29"><text:span text:style-name="Strong_20_Emphasis"><text:span text:style-name="T26"/></text:span></text:p>
      <text:p text:style-name="P29"><text:span text:style-name="Strong_20_Emphasis"><text:span text:style-name="T26"><text:s text:c="9"/>Please send either Kelly -skype - KellyBE7 </text:span></text:span></text:p>
      <text:p text:style-name="P29"><text:span text:style-name="Strong_20_Emphasis"><text:span text:style-name="T26"><text:s text:c="27"/>or Sara – skype – samarkis (shows Sara of the Markis Family)</text:span></text:span></text:p>
      <text:p text:style-name="P29"><text:span text:style-name="Strong_20_Emphasis"><text:span text:style-name="T26"><text:s text:c="35"/></text:span></text:span></text:p>
      <text:p text:style-name="P29"><text:span text:style-name="Strong_20_Emphasis"><text:span text:style-name="T26"><text:s text:c="19"/>YOUR Name,prefered Contact (ph,email,skype) AND YOUR</text:span></text:span></text:p>
      <text:p text:style-name="P29"><text:span text:style-name="Strong_20_Emphasis"><text:span text:style-name="T26"><text:s text:c="27"/>REGISTERED MAIL NUMBER so we can do a MASS Tort Claim <text:s text:c="3"/></text:span></text:span></text:p>
      <text:p text:style-name="P29"><text:span text:style-name="Strong_20_Emphasis"><text:span text:style-name="T26"><text:s text:c="32"/>if needed in International Courts!!!!!!!!!!!!!!! (via UPU !!!)</text:span></text:span></text:p>
      <text:list xml:id="list2719537535775241569" text:style-name="L1">
        <text:list-header>
          <text:p text:style-name="P35"><text:span text:style-name="T4"/></text:p>
          <text:p text:style-name="P35"><text:span text:style-name="T4"/></text:p>
        </text:list-header>
      </text:list>
      <text:p text:style-name="Standard"><text:span text:style-name="T4"><text:s/></text:span></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oft-page-break/><text:span text:style-name="Strong_20_Emphasis"><text:span text:style-name="T2"/></text:span></text:p>
      <text:p text:style-name="P1"><text:span text:style-name="Strong_20_Emphasis"><text:span text:style-name="T2">COVER SHEET </text:span></text:span></text:p>
      <text:p text:style-name="P1"><text:span text:style-name="Strong_20_Emphasis"><text:span text:style-name="T11">AFFIDAVIT IN SUPPORT OF MEMORIAL </text:span></text:span></text:p>
      <text:p text:style-name="P1"><text:span text:style-name="Strong_20_Emphasis"><text:span text:style-name="T11">FOR DECLARATORY JUDGMENT</text:span></text:span></text:p>
      <text:p text:style-name="P1"><text:span text:style-name="Strong_20_Emphasis"><text:span text:style-name="T11">Property Deed</text:span></text:span></text:p>
      <text:p text:style-name="P1"><text:span text:style-name="Strong_20_Emphasis"><text:span text:style-name="T12">Notice and Caveat:</text:span></text:span></text:p>
      <text:p text:style-name="P1"><text:span text:style-name="Strong_20_Emphasis"><text:span text:style-name="T14"/></text:span></text:p>
      <text:p text:style-name="P1"><text:span text:style-name="Strong_20_Emphasis"><text:span text:style-name="T15">Registered Mail No: __________</text:span></text:span></text:p>
      <text:p text:style-name="P36"/>
      <text:p text:style-name="P36">Declaration in the form of a Notice</text:p>
      <text:p text:style-name="P36"/>
      <text:p text:style-name="P36">This Notice is made under Reserve and Without Prejudice </text:p>
      <text:p text:style-name="P37"/>
      <text:p text:style-name="P36">NOTICE</text:p>
      <text:p text:style-name="P36"/>
      <text:p text:style-name="P22"><text:span text:style-name="Strong_20_Emphasis"><text:span text:style-name="T31">NOTICE TO AGENT IS NOTICE TO PRINCIPAL, <text:line-break/>NOTICE TO PRINCIPAL IS NOTICE TO AGENT</text:span></text:span><text:span text:style-name="T24"> <text:s text:c="2"/></text:span></text:p>
      <text:p text:style-name="P22"><text:span text:style-name="T24"/></text:p>
      <text:p text:style-name="P27"><text:span text:style-name="T23"/></text:p>
      <text:p text:style-name="Text_20_body"><text:span text:style-name="Strong_20_Emphasis"><text:span text:style-name="T36">DECLARATION</text:span></text:span></text:p>
      <text:p text:style-name="P9">SECTION 1 AND 2</text:p>
      <text:p text:style-name="P9">1) THIS IS MY DECLARATION OF IMMORTALITY, FREEDOM, IMMUNITY FROM<text:line-break/>EARTHS AUTHORITY STRUCTURE, AND PERSONAL DECLARATION OF INDEPENDENCE OF THE ETERNAL SOUL.</text:p>
      <text:list xml:id="list725385449838855835" text:style-name="L9">
        <text:list-item>
          <text:p text:style-name="P10">I AM ETERNAL, embodied at the moment inside of the human skin/body suit, and am “created” by the Infinite, Immortal Creator of ALL THAT IS. I claim all rights as such, and FULLY RESERVE them for my living being, while having NO EARTH BOUND AUTHORITY standing between my living being and Prime Creator unless designated by my conscious and fully informed consent.</text:p>
          <text:p text:style-name="P10">*********************************************************</text:p>
          <text:p text:style-name="P17"><text:span text:style-name="T4"><text:s text:c="2"/>We Living Men/Living Women , under the Universal Mandates of Free Will &amp; Spiritual Maturity (being competant in Mind-Body-Soul studies) are gathering to make OUR FREE WILL known and we refuse to play the endless games depriving us of our energy,our community projects,our ability to educate &amp; effect positive change on our communities and Earth without hindrances. </text:span></text:p>
          <text:p text:style-name="P17"><text:soft-page-break/><text:span text:style-name="T4"/></text:p>
          <text:p text:style-name="P44"><text:span text:style-name="T6"><text:s text:c="2"/>We are putting forth these templates in common sense &amp; as a Peaceful way to notice sufficiently <text:s/>the world's leadership public structures so that they have no excuse EXCEPT criminal excuses to which they then have stepped over,crossed over &amp; are in absolute default of Cosmic Law. </text:span></text:p>
        </text:list-item>
      </text:list>
      <text:list xml:id="list1073574449555515837" text:style-name="L6">
        <text:list-item>
          <text:list>
            <text:list-header>
              <text:p text:style-name="P4"><text:span text:style-name="T23"/></text:p>
            </text:list-header>
          </text:list>
        </text:list-item>
      </text:list>
      <text:p text:style-name="P5"><text:span text:style-name="T29">Required Actions: </text:span></text:p>
      <text:list xml:id="list5446921770307815875" text:style-name="L8">
        <text:list-item>
          <text:list>
            <text:list-header>
              <text:p text:style-name="P6"><text:span text:style-name="T29">Expedite these Affidavits of Living Men/Women so that:</text:span></text:p>
              <text:p text:style-name="P6"><text:span text:style-name="T29">a. They are recognized by the Public Trust Public Servants and left in Peace to carry on with their services to Creator. Immediately to be put onto ALL DO NOT DETAIN /DO NOT STOP <text:s/>lists ;county,state,federal &amp; international (Kingdom of Heaven has no borders!)</text:span></text:p>
              <text:p text:style-name="P6"><text:span text:style-name="T29">b.After filing Certificates of Live Birth &amp; pertinent affidavits,&amp; having filed a Secured Party Creditor on UCC, there should be a representative of the Cestui que Trustees contacting each of these people to STREAMLINE orderly their conversion of ALL their properties to their own PRIVATE TRUST STATUS and proper EASY procedures STREAMLINED to allow them access to their TAX EXEMPT trust funds ,NOT MONETIZED multi levels for other's UN-EARNED benefit and harming the original Trust Creditor's Value,but to be used for Altruistic community projects,personal requirements,etc. The WHOLE point of this is to help Good People do Good! The trustees have by now ascertained We Living Men/Women know our heritage and know we are being 'sold short' for being kind,wise &amp; peaceful. This does NOT benefit us the Living, nor anyone on the planet to punish those that live by Creator's Will &amp; Divine plan. We the Living hold you trustees accountable for our safety,access to our </text:span><text:soft-page-break/><text:span text:style-name="T29">accounts ,and to do these in peaceful , reasonable time &amp; expedited methods/procedures. This is ONLY being requested from you as a matter of good will and Making/Keeping the peace as we the Living move forwards to do the right things to uphold Peace,Life, &amp; sustainable Abundance for all.....</text:span></text:p>
              <text:p text:style-name="P6"><text:span text:style-name="T29">c.Trustees should appoint representatives to help expedite recovery /restitution s for each Living Man/Woman's losses regarding all harrassments/losses done to them since their declarations. Some will be minor, some will be immense ,but happened because Trustees were asleep at the wheel as public servants/agents had NO IDEA such statuses as Private Trust even existed and these Living Men/Women became victims of this negligence on many levels.....</text:span></text:p>
              <text:p text:style-name="P6"><text:span text:style-name="T29">d. Keep a World Wide Directory of ALL Living Men/Women available to the public ,listing their statuses to prevent stalls &amp; malfeasance of justice with their National Diplomat Numbers for safe easy identification.This World Wide Directory should have a private membership/forum that each can/should <text:s/>activate their own profiles so that ALL Living Men/Women can better network and do timely,life saving works.....We the Living are Creator's Ambassadors on Earth, why should WE be hindered????</text:span></text:p>
              <text:p text:style-name="P6"><text:span text:style-name="T29">e. We the Living will collectively aid a handbook per country/province for ease &amp; peacekeeping between private &amp; public trusts until such time Kingdom of Heaven is recognized Globally.</text:span></text:p>
              <text:p text:style-name="P6"><text:a xlink:type="simple" xlink:href="http://w2.vatican.va/content/francesco/en/motu_proprio/documents/papa-francesco-motu-proprio_20130711_organi-giudiziari.html"><text:span text:style-name="T29"/></text:a></text:p>
            </text:list-header>
          </text:list>
        </text:list-item>
      </text:list>
      <text:p text:style-name="P5"><text:a xlink:type="simple" xlink:href="http://w2.vatican.va/content/francesco/en/motu_proprio/documents/papa-francesco-motu-proprio_20130711_organi-giudiziari.html"><text:span text:style-name="T29"/></text:a></text:p>
      <text:p text:style-name="P5"><text:soft-page-break/><text:span text:style-name="T29"/></text:p>
      <text:list xml:id="list43405530" text:continue-numbering="true" text:style-name="L8">
        <text:list-item>
          <text:list>
            <text:list-header>
              <text:p text:style-name="P6"><text:a xlink:type="simple" xlink:href="http://w2.vatican.va/content/francesco/en/motu_proprio/documents/papa-francesco-motu-proprio_20130711_organi-giudiziari.html">http://w2.vatican.va/content/francesco/en/motu_proprio/documents/papa-francesco-motu-proprio_20130711_organi-giudiziari.html</text:a><text:span text:style-name="T29"> <text:s text:c="2"/></text:span></text:p>
              <text:p text:style-name="P6"><text:span text:style-name="T29">and</text:span></text:p>
            </text:list-header>
          </text:list>
        </text:list-item>
      </text:list>
      <text:p text:style-name="P5"><text:a xlink:type="simple" xlink:href="http://i-uv.com/oppt-absolute/oppt-tools/the-foreclosure-flyer/">http://i-uv.com/oppt-absolute/oppt-tools/the-foreclosure-flyer/</text:a><text:span text:style-name="T29"> </text:span></text:p>
      <text:p text:style-name="P28"><text:span text:style-name="T25"><text:s/>“</text:span><text:span text:style-name="T27">Conquer anger by non-anger. Conquer evil by good. Conquer miserliness by liberality. Conquer a liar by truthfulness.” (Dhammapada, v. 233) </text:span></text:p>
      <text:p text:style-name="P28"><text:span text:style-name="T27"><text:s text:c="8"/></text:span></text:p>
      <text:p text:style-name="P28"><text:span text:style-name="T27"/></text:p>
      <text:p text:style-name="P28"><text:span text:style-name="T27"><text:s text:c="13"/></text:span></text:p>
      <text:p text:style-name="P28"><text:span text:style-name="T27"/></text:p>
      <text:p text:style-name="P28"><text:span text:style-name="T27"/></text:p>
      <text:p text:style-name="P28"><text:span text:style-name="T27"/></text:p>
      <text:p text:style-name="P28"><text:span text:style-name="T27"/></text:p>
      <text:p text:style-name="P28"><text:span text:style-name="T27"><text:s text:c="13"/></text:span><text:span text:style-name="T29">The World Awakens and is time to Create </text:span></text:p>
      <text:p text:style-name="P45"><text:span text:style-name="T9"><text:s text:c="28"/>Heaven on Earth <text:s/></text:span></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oft-page-break/><text:span text:style-name="Strong_20_Emphasis">VERIFICATION</text:span></text:p>
      <text:p text:style-name="P1"><text:span text:style-name="Strong_20_Emphasis"/></text:p>
      <text:p text:style-name="Text_20_body"><text:span text:style-name="Strong_20_Emphasis">State of <text:s text:c="9"/>)</text:span><text:line-break/> <text:s text:c="23"/><text:span text:style-name="Strong_20_Emphasis"><text:s text:c="17"/>) ss</text:span>.<text:line-break/><text:span text:style-name="Strong_20_Emphasis">County of <text:s text:c="3"/>)</text:span></text:p>
      <text:p text:style-name="P2"><text:span text:style-name="Strong_20_Emphasis">I, (Name), by statutory definition, being a Natural Person and duly sworn, do hereby verify that the factual statements set forth above are true and</text:span> <text:span text:style-name="Strong_20_Emphasis">accurate, based upon my knowledge, information and belief .</text:span></text:p>
      <text:p text:style-name="P13"><text:span text:style-name="Strong_20_Emphasis">By:</text:span></text:p>
      <text:p text:style-name="Text_20_body"><text:s text:c="43"/>(Name , First-Middle:Last) ,Sentient/Authorized Representative </text:p>
      <text:p text:style-name="Text_20_body"><text:s text:c="56"/>Under Reserve &amp; Without Prejudice </text:p>
      <text:p text:style-name="Text_20_body"/>
      <text:p text:style-name="Text_20_body"><text:s text:c="2"/><text:span text:style-name="T37">Contact Info : _____________________________</text:span></text:p>
      <text:p text:style-name="Text_20_body"><text:span text:style-name="T37"><text:s text:c="27"/>_____________________________</text:span></text:p>
      <text:p text:style-name="Text_20_body"><text:span text:style-name="T37"><text:s text:c="17"/>phone_____________________________</text:span></text:p>
      <text:p text:style-name="Text_20_body"><text:s text:c="22"/>email <text:s/>____________________________________ </text:p>
      <text:p text:style-name="Text_20_body"/>
      <text:p text:style-name="P1"><text:span text:style-name="Strong_20_Emphasis">ACKNOWLEDGMENT</text:span></text:p>
      <text:p text:style-name="P2"><text:span text:style-name="Strong_20_Emphasis">BE IT REMEMBERED, That on ________</text:span><text:span text:style-name="Strong_20_Emphasis"><text:span text:style-name="T34">of 2015</text:span></text:span><text:span text:style-name="Strong_20_Emphasis">, before me, the undersigned, a Notary Public in and for the state of __________, personally appeared the within named:, known to me to be the identical individual described in and who executed the within instrument and acknowledged to me that she executed the same freely and voluntarily.</text:span></text:p>
      <text:p text:style-name="P2"><text:span text:style-name="Strong_20_Emphasis">IN TESTIMONY WHEREOF, I have hereunto set my hand and affixed my official seal the day and year last above written.</text:span></text:p>
      <text:p text:style-name="Text_20_body"><text:span text:style-name="Strong_20_Emphasis"/></text:p>
      <text:p text:style-name="Text_20_body"><text:span text:style-name="Strong_20_Emphasis">________________________________</text:span></text:p>
      <text:p text:style-name="Text_20_body"><text:span text:style-name="Strong_20_Emphasis">Notary Public Signature: Seal</text:span></text:p>
      <text:p text:style-name="Text_20_body"><text:span text:style-name="Strong_20_Emphasis"/></text:p>
      <text:p text:style-name="Text_20_body"><text:span text:style-name="Strong_20_Emphasis">________________________________</text:span></text:p>
      <text:p text:style-name="Text_20_body"><text:span text:style-name="Strong_20_Emphasis"><text:span text:style-name="T5">Date</text:span></text:span></text:p>
      <text:p text:style-name="Standard"><text:span text:style-name="T4"/></text:p>
      <text:p text:style-name="Standard"><text:span text:style-name="T4"/></text:p>
      <text:p text:style-name="P49"/>
      <text:p text:style-name="P49"/>
      <text:p text:style-name="P49"/>
      <text:p text:style-name="P49"/>
      <text:p text:style-name="P49"/>
      <text:p text:style-name="P49"/>
      <text:p text:style-name="P49"><text:soft-page-break/>AFFIDAVIT IN SUPPORT OF MEMORIAL </text:p>
      <text:p text:style-name="P49">FOR DECLARATORY JUDGMENT </text:p>
      <text:p text:style-name="P49">Property Deed</text:p>
      <text:p text:style-name="P49"/>
      <text:p text:style-name="P1"><text:span text:style-name="Strong_20_Emphasis"><text:span text:style-name="T12">Notice and Caveat:</text:span></text:span></text:p>
      <text:p text:style-name="P1"><text:span text:style-name="Strong_20_Emphasis"><text:span text:style-name="T14"/></text:span></text:p>
      <text:p text:style-name="P1"><text:span text:style-name="Strong_20_Emphasis"><text:span text:style-name="T15">Registered Mail No: _________________</text:span></text:span></text:p>
      <text:p text:style-name="P36"/>
      <text:p text:style-name="P36">Declaration in the form of a Notice</text:p>
      <text:p text:style-name="P36"/>
      <text:p text:style-name="P36">This Notice is made under Reserve and Without Prejudice </text:p>
      <text:p text:style-name="P37"/>
      <text:p text:style-name="P36">NOTICE</text:p>
      <text:p text:style-name="P36"/>
      <text:p text:style-name="P12"><text:span text:style-name="Strong_20_Emphasis"><text:span text:style-name="T21">NOTICE TO AGENT IS NOTICE TO PRINCIPAL, <text:line-break/>NOTICE TO PRINCIPAL IS NOTICE TO AGENT</text:span></text:span></text:p>
      <text:p text:style-name="P49"/>
      <text:p text:style-name="P50"/>
      <text:p text:style-name="P50">Being a (woman/man) of sound mind, competent to give testimony, the age of majority, and familiar with the facts recited herein, I, the undersigned (Name ,First-Middle: Last), do solemnly declare and testify to the following: </text:p>
      <text:p text:style-name="P50"/>
      <text:list xml:id="list8459453427321323039" text:style-name="L3">
        <text:list-header>
          <text:p text:style-name="P39"><text:span text:style-name="T10">1.According to family narrative and available records, I was born on (birthdate) at (Hospital), ( County), State);</text:span></text:p>
          <text:p text:style-name="P21"/>
          <text:p text:style-name="P21">2. (Father's name) is known by all to be my flesh-and-blood father and (Mother's name) my flesh-and-blood mother; </text:p>
          <text:p text:style-name="P21"/>
          <text:p text:style-name="P21">3. My father and my mother were lawfully wedded to each other at the time of my conception and at the time of my birth making me their legitimate child and heir apparent; </text:p>
          <text:p text:style-name="P21"/>
          <text:p text:style-name="P21">4. Shortly after I was born, a record was created by a doctor or hospital administrator acting as state agent/s, using ‘information’ furnished by my parents;</text:p>
          <text:p text:style-name="P21"/>
          <text:p text:style-name="P21">5. Henceforth, this record, known as a ‘matrix,’ would be used to generate all future instruments (birth certificates); </text:p>
          <text:p text:style-name="P21"/>
          <text:p text:style-name="P21">6. The record created by said agent/s is incomplete and incorrect in that it does not reflect that my father and mother were wedded to each other;</text:p>
          <text:p text:style-name="P21"/>
          <text:p text:style-name="P21">7. The actions of said state agent/s, either innocently or maliciously, caused me to be deemed an infant of unknown parentage and thereby made a ward of the state under state guardianship; </text:p>
          <text:p text:style-name="P21">8. To the best of my knowledge, neither my father nor my mother filed an Affidavit of Paternity in order to correct the record and affirm that I am their legitimate daughter; </text:p>
          <text:p text:style-name="P21"/>
          <text:p text:style-name="P21"><text:soft-page-break/>9. This incomplete and inaccurate record was then sent to ( County) officials, who then forwarded same to (State of ); </text:p>
          <text:p text:style-name="P21"/>
          <text:p text:style-name="P39"><text:span text:style-name="T10">10. About 10 days after (birth date), an organization / state agency was organized, given the name (ALL CAPS NAME,FIRST MIDDLE LAST), and then registered with (State of ); </text:span></text:p>
          <text:p text:style-name="P21"/>
          <text:p text:style-name="P21">11. The attached Birth document is evidence that an organization / state agency was organized; </text:p>
          <text:p text:style-name="P21"/>
          <text:p text:style-name="P21">12. Said organization was purportedly organized to provide for my care and maintenance; </text:p>
          <text:p text:style-name="P21"/>
          <text:p text:style-name="P21">13. I have been unknowingly operating as the registered agent for said agency, which has caused me harm and legal injury; </text:p>
          <text:p text:style-name="P21"/>
          <text:p text:style-name="P21">14. On multiple occasions, to the best of my ability, I have attempted to locate the Principal; </text:p>
          <text:p text:style-name="P21"/>
          <text:p text:style-name="P21">15. All of my endeavors to locate the Principal have been met with silence and have been to no avail; </text:p>
          <text:p text:style-name="P21"/>
          <text:p text:style-name="P21">16. It is my belief that state officials have a duty to respond and have not done so; </text:p>
          <text:p text:style-name="P21"/>
          <text:p text:style-name="P21">17. It is my belief that the officials I have approached have remained silent so that I will act to my legal injury and so that they will obtain a thing of value; </text:p>
          <text:p text:style-name="P21"/>
          <text:p text:style-name="P21">18. I am unclear and uncertain regarding my legal relation to said organization and seek clarification through a declaratory judgment; </text:p>
          <text:p text:style-name="P21"/>
          <text:p text:style-name="P21">19. I have never been compensated for serving as the registered agent for said organization;</text:p>
          <text:p text:style-name="P21"/>
          <text:p text:style-name="P21"><text:span text:style-name="T25">20. It is my wish to have the record state that I AM no longer an agent /surety to be held to my detriment <text:s/>by state/federal/international appointed trustees against my trust estate. </text:span></text:p>
        </text:list-header>
      </text:list>
      <text:p text:style-name="P38"/>
      <text:p text:style-name="P38"/>
      <text:p text:style-name="P38">A contract founded on a base and unlawful consideration, or against good morals, is null.</text:p>
      <text:p text:style-name="P38">The agreement of the parties overcomes or prevails against the law.</text:p>
      <text:p text:style-name="P38">A concealed fault is equal to a deceit.</text:p>
      <text:p text:style-name="P38">Once a fraud, always a fraud.</text:p>
      <text:p text:style-name="P23"><text:span text:style-name="Strong_20_Emphasis"><text:span text:style-name="T18">It is a fraud to conceal a fraud.</text:span></text:span></text:p>
      <text:p text:style-name="P23"><text:span text:style-name="Strong_20_Emphasis"><text:span text:style-name="T18"/></text:span></text:p>
      <text:p text:style-name="P24"><text:span text:style-name="Strong_20_Emphasis"><text:span text:style-name="T13">It is known worldwide that the Vatican created a world trust using the birth certificates to capture the value of each individual’s future productive energy. Each state province and country in the fiat monetary system contributes their people’s value to this world trust identified by the social security number, tax file numbers or EIN numbers, maintained in the Vatican registry. Corporations worldwide, individuals became corporate fictions through the birth certificate; connected to the Vatican; to the Crown; to the Bar; to the Law; to the Judge; to the People; through the money; through the Vatican’s birth accounts; to the IMF; </text:span></text:span><text:span text:style-name="Strong_20_Emphasis"><text:span text:style-name="T19">to the Treasury</text:span></text:span><text:span text:style-name="Strong_20_Emphasis"><text:span text:style-name="T13">; to the Federal Reserve; to the Banks; to the People; through the loans; through the judges as the administrators; to the Sheriffs; or compensation. And judges administered the birth trust account in court matters favoring the courts and the banks acting as the presumed beneficiary, because they have not </text:span></text:span><text:soft-page-break/><text:span text:style-name="Strong_20_Emphasis"><text:span text:style-name="T13">properly advised the true beneficiary of their own trust. Judges, Attorney’s, Bankers, law makers, law enforcement, all public officials, and </text:span></text:span><text:span text:style-name="Strong_20_Emphasis"><text:span text:style-name="T19">public servants </text:span></text:span><text:span text:style-name="Strong_20_Emphasis"><text:span text:style-name="T13">are now held personally liable for their confiscation off the true beneficiaries monies, homes, cars, assets, false imprisonment, deception, harassment and </text:span></text:span><text:span text:style-name="Strong_20_Emphasis"><text:span text:style-name="T20">conversion</text:span></text:span><text:span text:style-name="Strong_20_Emphasis"><text:span text:style-name="T13"> of their true beneficial trust fund. </text:span></text:span></text:p>
      <text:p text:style-name="P24"><text:span text:style-name="Strong_20_Emphasis"><text:span text:style-name="T13"/></text:span></text:p>
      <text:p text:style-name="P40">Upon Authentification , filing , and recording Affidavit of Ownership of the Name and certificate of live birth # _________________<text:span text:style-name="Strong_20_Emphasis"><text:span text:style-name="T32"> , Social Security #________________, Cuspid#_______________________</text:span></text:span></text:p>
      <text:p text:style-name="P40"><text:span text:style-name="Strong_20_Emphasis"><text:span text:style-name="T32"><text:s/>be it known the following:</text:span></text:span></text:p>
      <text:p text:style-name="P40"/>
      <text:list xml:id="list7901905772197926997" text:style-name="WWNum1">
        <text:list-item>
          <text:p text:style-name="P42"><text:span text:style-name="T16">I am now a non</text:span><text:span text:style-name="T22">-resident, non-individual, a non-citizen of, and foreign to and not domiciled in the corporate legal fiction </text:span><text:span text:style-name="T17">THE UNITED STATES OF AMERICA/THE CORPORATE LEGAL FICTION AGENCIES /THE THREE CITY EMPIRE</text:span><text:span text:style-name="T22"> and its de facto government(S). </text:span></text:p>
        </text:list-item>
        <text:list-item>
          <text:p text:style-name="P41">Now that my life is Under Reserve and without prejudice, I am no longer taxable nor am I statutory in nature, re-enforced by the fact that I no longer earn an income or money via the birth certificate bond tied to the legal fiction corporations, I have chosen to serve Prime Creator and am now His ambassador; as well as Secured Party Creditor/Authorized Party/<text:span text:style-name="Strong_20_Emphasis"><text:span text:style-name="T32">Entitlement Holder/Registered Owner </text:span></text:span></text:p>
          <text:p text:style-name="P33"><text:span text:style-name="Strong_20_Emphasis"><text:span text:style-name="T33">of DEBTOR : (ALL CAP NAMES)</text:span></text:span><text:span text:style-name="Strong_20_Emphasis"> and any such derivatives of such name. </text:span></text:p>
        </text:list-item>
        <text:list-item>
          <text:p text:style-name="P33"><text:span text:style-name="Strong_20_Emphasis">Stamp,Authenticate,Record in ALL necessary files and return this package to:</text:span></text:p>
          <text:p text:style-name="P33"><text:span text:style-name="Strong_20_Emphasis">Name,First-Middle:Last</text:span></text:p>
          <text:p text:style-name="P33"><text:span text:style-name="Strong_20_Emphasis">c/o <text:s/>address</text:span></text:p>
          <text:p text:style-name="P33"><text:span text:style-name="Strong_20_Emphasis">zip code exempt</text:span></text:p>
          <text:p text:style-name="P33"><text:span text:style-name="Strong_20_Emphasis">Non Domestic </text:span></text:p>
          <text:p text:style-name="P33"><text:span text:style-name="Strong_20_Emphasis">Within 15 days of Receipt of said package</text:span></text:p>
          <text:p text:style-name="P33"><text:span text:style-name="Strong_20_Emphasis"/></text:p>
        </text:list-item>
      </text:list>
      <text:p text:style-name="P32"><text:span text:style-name="Strong_20_Emphasis"><text:s text:c="3"/></text:span></text:p>
      <text:p text:style-name="P32"><text:span text:style-name="Strong_20_Emphasis"><text:s text:c="5"/>Public Servant: __________________________________________</text:span></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s text:c="14"/>Signature____________________________________________________________</text:span></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Stamp or Seal:</text:span></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oft-page-break/><text:span text:style-name="Strong_20_Emphasis">VERIFICATION</text:span></text:p>
      <text:p text:style-name="P1"><text:span text:style-name="Strong_20_Emphasis"/></text:p>
      <text:p text:style-name="Text_20_body"><text:span text:style-name="Strong_20_Emphasis">State of <text:s text:c="9"/>)</text:span><text:line-break/> <text:s text:c="23"/><text:span text:style-name="Strong_20_Emphasis"><text:s text:c="17"/>) ss</text:span>.<text:line-break/><text:span text:style-name="Strong_20_Emphasis">County of <text:s text:c="3"/>)</text:span></text:p>
      <text:p text:style-name="P2"><text:span text:style-name="Strong_20_Emphasis">I, (Name), by statutory definition, being a Natural Person and duly sworn, do hereby verify that the factual statements set forth above are true and</text:span> <text:span text:style-name="Strong_20_Emphasis">accurate, based upon my knowledge, information and belief .</text:span></text:p>
      <text:p text:style-name="P13"><text:span text:style-name="Strong_20_Emphasis">By:</text:span></text:p>
      <text:p text:style-name="Text_20_body"><text:s text:c="43"/>(Name,First-Middle:Last) ,Sentient/Authorized Representative </text:p>
      <text:p text:style-name="Text_20_body"><text:s text:c="56"/>Under Reserve &amp; Without Prejudice </text:p>
      <text:p text:style-name="Text_20_body"/>
      <text:p text:style-name="P1"><text:span text:style-name="Strong_20_Emphasis">ACKNOWLEDGMENT</text:span></text:p>
      <text:p text:style-name="P2"><text:span text:style-name="Strong_20_Emphasis">BE IT REMEMBERED, That on ________</text:span><text:span text:style-name="Strong_20_Emphasis"><text:span text:style-name="T34">of 2015</text:span></text:span><text:span text:style-name="Strong_20_Emphasis">, before me, the undersigned, a Notary Public in and for the state of __________, personally appeared the within named:, known to me to be the identical individual described in and who executed the within instrument and acknowledged to me that she executed the same freely and voluntarily.</text:span></text:p>
      <text:p text:style-name="P2"><text:span text:style-name="Strong_20_Emphasis">IN TESTIMONY WHEREOF, I have hereunto set my hand and affixed my official seal the day and year last above written.</text:span></text:p>
      <text:p text:style-name="Text_20_body"><text:span text:style-name="Strong_20_Emphasis"/></text:p>
      <text:p text:style-name="Text_20_body"><text:span text:style-name="Strong_20_Emphasis">________________________________</text:span></text:p>
      <text:p text:style-name="Text_20_body"><text:span text:style-name="Strong_20_Emphasis">Notary Public Signature: Seal</text:span></text:p>
      <text:p text:style-name="Text_20_body"><text:span text:style-name="Strong_20_Emphasis"/></text:p>
      <text:p text:style-name="Text_20_body"><text:span text:style-name="Strong_20_Emphasis">________________________________</text:span></text:p>
      <text:p text:style-name="Text_20_body"><text:span text:style-name="Strong_20_Emphasis">Date</text:span></text:p>
      <text:p text:style-name="Text_20_body"><text:span text:style-name="Strong_20_Emphasis"/></text:p>
      <text:p text:style-name="Text_20_body"><text:span text:style-name="Strong_20_Emphasis"/></text:p>
      <text:p text:style-name="Text_20_body"><text:span text:style-name="Strong_20_Emphasis">CC sent to: </text:span></text:p>
      <text:p text:style-name="P25"><text:span text:style-name="Strong_20_Emphasis"><text:span text:style-name="T23">Birth State SoS , Domicile SoS,Domicile State Gov ,DC SoS, IRS Commissioner, DC Sec of Treas, Post Master General, UPU offices <text:s/></text:span></text:span></text:p>
      <text:p text:style-name="P25"><text:span text:style-name="Strong_20_Emphasis"><text:span text:style-name="T23"/></text:span></text:p>
      <text:p text:style-name="P25"><text:span text:style-name="Strong_20_Emphasis"><text:span text:style-name="T23"/></text:span></text:p>
      <text:p text:style-name="P25"><text:span text:style-name="Strong_20_Emphasis"><text:span text:style-name="T23">Emailed CC sent to: </text:span></text:span></text:p>
      <text:p text:style-name="P25"><text:span text:style-name="Strong_20_Emphasis"><text:span text:style-name="T23"/></text:span></text:p>
      <text:p text:style-name="P25"><text:span text:style-name="Strong_20_Emphasis"><text:span text:style-name="T23">Vatican City , State </text:span></text:span></text:p>
      <text:p text:style-name="P25"><text:a xlink:type="simple" xlink:href="mailto:pasquini@vatican.va"><text:span text:style-name="Strong_20_Emphasis">pasquini@vatican.va</text:span></text:a><text:span text:style-name="Strong_20_Emphasis"><text:span text:style-name="T23"> </text:span></text:span></text:p>
      <text:p text:style-name="P25"><text:span text:style-name="Strong_20_Emphasis"><text:span text:style-name="T23"/></text:span></text:p>
      <text:p text:style-name="P25"><text:span text:style-name="Strong_20_Emphasis"><text:span text:style-name="T23">City of London , State </text:span></text:span></text:p>
      <text:p text:style-name="P25"><text:soft-page-break/><text:span text:style-name="Strong_20_Emphasis"><text:span text:style-name="T23">All queries: </text:span></text:span><text:a xlink:type="simple" xlink:href="mailto:correspondenceunit@attorneygeneral.gsi.gov.uk"><text:span text:style-name="Strong_20_Emphasis">correspondenceunit@attorneygeneral.gsi.gov.uk</text:span></text:a><text:span text:style-name="Strong_20_Emphasis"><text:span text:style-name="T23"> <text:s/></text:span></text:span></text:p>
      <text:p text:style-name="P25"><text:span text:style-name="Strong_20_Emphasis"><text:span text:style-name="T23">Freedom of Information matters: </text:span></text:span><text:a xlink:type="simple" xlink:href="mailto:foi@attorneygeneral.gsi.gov.uk"><text:span text:style-name="Strong_20_Emphasis">foi@attorneygeneral.gsi.gov.uk</text:span></text:a><text:span text:style-name="Strong_20_Emphasis"><text:span text:style-name="T23"> <text:s/></text:span></text:span></text:p>
      <text:p text:style-name="P25"><text:span text:style-name="Strong_20_Emphasis"><text:span text:style-name="T23">Nominations of Counsel: </text:span></text:span><text:a xlink:type="simple" xlink:href="mailto:nominations@attorneygeneral.gsi.gov.uk"><text:span text:style-name="Strong_20_Emphasis">nominations@attorneygeneral.gsi.gov.uk</text:span></text:a><text:span text:style-name="Strong_20_Emphasis"><text:span text:style-name="T23"> </text:span></text:span></text:p>
      <text:p text:style-name="P25"><text:span text:style-name="Strong_20_Emphasis"><text:span text:style-name="T23"/></text:span></text:p>
      <text:p text:style-name="P25"><text:span text:style-name="Strong_20_Emphasis"><text:span text:style-name="T23">DC, State </text:span></text:span></text:p>
      <text:p text:style-name="P25"><text:span text:style-name="Strong_20_Emphasis"><text:span text:style-name="T23">Office of Attorney General, DC: </text:span></text:span><text:a xlink:type="simple" xlink:href="mailto:oag@dc.gov"><text:span text:style-name="Strong_20_Emphasis">oag@dc.gov</text:span></text:a><text:span text:style-name="Strong_20_Emphasis"><text:span text:style-name="T23"> </text:span></text:span></text:p>
      <text:p text:style-name="P25"><text:span text:style-name="Strong_20_Emphasis"><text:span text:style-name="T23">Secretary of State, DC: <text:s/></text:span></text:span><text:a xlink:type="simple" xlink:href="mailto:secretary@dc.gov"><text:span text:style-name="Strong_20_Emphasis">secretary@dc.gov</text:span></text:a><text:span text:style-name="Strong_20_Emphasis"><text:span text:style-name="T23"> </text:span></text:span></text:p>
      <text:p text:style-name="P45"><text:span text:style-name="Strong_20_Emphasis"><text:span text:style-name="T8">Post Master General: </text:span></text:span><text:a xlink:type="simple" xlink:href="mailto:pmgceo@usps.gov"><text:span text:style-name="Strong_20_Emphasis">pmgceo@usps.gov</text:span></text:a><text:span text:style-name="Strong_20_Emphasis"><text:span text:style-name="T23"> <text:s/></text:span></text:span></text:p>
      <text:p text:style-name="P25"><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helvetica" svg:font-family="helvetica, arial, 'lucida grande', sans-serif"/>
    <style:font-face style:name="sans-serif" svg:font-family="sans-serif"/>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KaiTi" svg:font-family="KaiT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1:15:12.92</meta:creation-date>
    <meta:generator>OpenOffice/4.0.1$Win32 OpenOffice.org_project/401m5$Build-9714</meta:generator>
    <dc:date>2015-06-07T23:23:35.39</dc:date>
    <meta:editing-duration>PT12H8M24S</meta:editing-duration>
    <meta:editing-cycles>9</meta:editing-cycles>
    <meta:document-statistic meta:table-count="0" meta:image-count="0" meta:object-count="0" meta:page-count="14" meta:paragraph-count="195" meta:word-count="3020" meta:character-count="20377"/>
  </office:meta>
</office:document-meta>
</file>